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941e5" officeooo:paragraph-rsid="000941e5"/>
    </style:style>
    <style:style style:name="P2" style:family="paragraph" style:parent-style-name="Standard">
      <style:paragraph-properties fo:line-height="200%" fo:text-align="start" style:justify-single-word="false"/>
      <style:text-properties officeooo:rsid="000941e5" officeooo:paragraph-rsid="000941e5"/>
    </style:style>
    <style:style style:name="P3" style:family="paragraph" style:parent-style-name="Standard">
      <style:paragraph-properties fo:line-height="200%" fo:text-align="center" style:justify-single-word="false"/>
      <style:text-properties officeooo:rsid="000ad85e" officeooo:paragraph-rsid="000ad85e"/>
    </style:style>
    <style:style style:name="T1" style:family="text">
      <style:text-properties officeooo:rsid="000ad85e"/>
    </style:style>
    <style:style style:name="T2" style:family="text">
      <style:text-properties officeooo:rsid="000bf1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ffects of Heat on Bread Mold</text:p>
      <text:p text:style-name="P1">by Sam Segee</text:p>
      <text:p text:style-name="P1"/>
      <text:p text:style-name="P3">Introduction</text:p>
      <text:p text:style-name="P2"><text:tab/>Fungus grows better in warm, damp areas. This is why food lasts longer in a refrigerator and bread rises in an oven; they create poor and optimal growing conditions respectively. For My Experiment, I decided to test the limits of this <text:span text:style-name="T1">property. I hypothesized that mold would grow better in a warm area than a cooler area.</text:span></text:p>
      <text:p text:style-name="P2"/>
      <text:p text:style-name="P2"><text:tab/><text:span text:style-name="T1">Two slices of Wonder Bread were each placed into Ziplock bags with a wet paper towel. One bag was placed under an incandescent desk lamp while the other was left in neutral conditions as a control. Every morning, the temperature of the bread was taken and the bread was checked for mold. The size, shape and quantity of mold colonies were recorded.</text:span></text:p>
      <text:p text:style-name="P2"/>
      <text:p text:style-name="P2"><text:tab/><text:span text:style-name="T1">After only a couple of days under the lamp, the experimental slice of bread began to become crispy, as if being toasted. After a few more days, mold appeared on the slices of bread. The control slice had five mold colonies, each about two millimeters in diameter. The Experimental slice, on the other hand, grew one large colony on the edge farthest away from the lamp.</text:span></text:p>
      <text:p text:style-name="P2"/>
      <text:p text:style-name="P2"><text:tab/><text:span text:style-name="T2">My Hypothesis was not supported. I suspected that the mold would grow better in a warmer environment. However, there were fewer colonies on the experimental bread, and the mold that was on the experimental bread seemed to be avoiding the light. If I were to do things differently, I would use a different brand of bread that wasn’t so heavily preserved. I would also place the lamp farther away from the bread, because the heat from the lamp seemed to toast the bread, which may have changed how mold interacted with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21:41:50.341000000</meta:creation-date>
    <dc:date>2018-02-20T22:27:17.623000000</dc:date>
    <meta:editing-duration>PT2M25S</meta:editing-duration>
    <meta:editing-cycles>1</meta:editing-cycles>
    <meta:document-statistic meta:table-count="0" meta:image-count="0" meta:object-count="0" meta:page-count="1" meta:paragraph-count="7" meta:word-count="287" meta:character-count="1616" meta:non-whitespace-character-count="1332"/>
    <meta:generator>LibreOffice/6.0.1.1$Windows_X86_64 LibreOffice_project/60bfb1526849283ce2491346ed2aa51c465abfe6</meta:generator>
  </office:meta>
</office:document-meta>
</file>